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Table5.4" style:family="table-row">
      <style:table-row-properties style:min-row-height="0.1111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7"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8"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3">
      <style:paragraph-properties fo:margin-left="0.3in" fo:margin-right="0in" fo:text-indent="-0.3in" style:auto-text-indent="false"/>
    </style:style>
    <style:style style:name="P20" style:family="paragraph" style:parent-style-name="Heading_20_1" style:list-style-name="WWNum3">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3">
      <style:paragraph-properties fo:margin-left="0.3in" fo:margin-right="0in" fo:margin-top="0.1665in" fo:margin-bottom="0.0417in" loext:contextual-spacing="false" fo:line-height="100%" fo:text-indent="-0.3in" style:auto-text-indent="false"/>
    </style:style>
    <style:style style:name="P22" style:family="paragraph" style:parent-style-name="Heading_20_1">
      <style:paragraph-properties fo:margin-left="0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6">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6">Sprint </text:span><text:span text:style-name="T2">No</text:span><text:span text:style-name="T6">.</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3/09/20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SubmitRating.java</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no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1"><text:span text:style-name="T3"><text:s/></text:span></text:p>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Indentions are 5 spaces. TABS ARE </text:span><text:span text:style-name="T3">NO</text:span><text:span text:style-name="T10">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Bracketing of block statements follows the following format:</text:span></text:p>
            <text:p text:style-name="P12"/>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Exception for setter and getter functions</text:span></text:p>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1"><text:span text:style-name="T3">Not much numerical statements</text:span></text:p>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7953191395223702043" text:style-name="WWNum3">
        <text:list-item>
          <text:p text:style-name="P20"><text:soft-page-break/></text:p>
        </text:list-item>
      </text:list>
      <text:p text:style-name="P22"/>
      <text:p text:style-name="P2"/>
      <text:p text:style-name="P2"/>
      <text:p text:style-name="P2"/>
      <text:list xml:id="list233740248260847" text:continue-numbering="true" text:style-name="WWNum3">
        <text:list-item>
          <text:p text:style-name="P21"><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16"/>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4"/>
          </table:table-cell>
        </table:table-row>
        <table:table-row table:style-name="Table5.4">
          <table:table-cell table:style-name="Table5.A1" office:value-type="string">
            <text:list xml:id="list6874959459843070196" text:style-name="WWNum2">
              <text:list-item>
                <text:p text:style-name="P17"><text:span text:style-name="T3">onCreate()</text:span></text:p>
              </text:list-item>
            </text:list>
          </table:table-cell>
          <table:table-cell table:style-name="Table5.A1" office:value-type="string">
            <text:p text:style-name="P9"><text:span text:style-name="T3">✓</text:span></text:p>
          </table:table-cell>
          <table:table-cell table:style-name="Table5.A1" office:value-type="string">
            <text:p text:style-name="P9"><text:span text:style-name="T3">✓</text:span></text:p>
          </table:table-cell>
          <table:table-cell table:style-name="Table5.D1" office:value-type="string">
            <text:p text:style-name="P4"/>
          </table:table-cell>
        </table:table-row>
        <table:table-row table:style-name="Table5.4">
          <table:table-cell table:style-name="Table5.A1" office:value-type="string">
            <text:list xml:id="list6842489974297723763" text:style-name="WWNum1">
              <text:list-item>
                <text:p text:style-name="P18"><text:span text:style-name="T3">onClick()</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
      <text:p text:style-name="P7"><text:soft-page-break/></text:p>
      <text:list xml:id="list233740224628183" text:continue-list="list233740248260847" text:style-name="WWNum3">
        <text:list-item>
          <text:p text:style-name="P20"/>
        </text:list-item>
        <text:list-item>
          <text:p text:style-name="P20"/>
        </text:list-item>
      </text:list>
      <text:p text:style-name="P7"/>
      <text:p text:style-name="P7"/>
      <text:p text:style-name="P7"/>
      <text:p text:style-name="P7"/>
      <text:list xml:id="list233740682780987" text:continue-numbering="true" text:style-name="WWNum3">
        <text:list-item>
          <text:p text:style-name="P21"><text:span text:style-name="T3">Reviewer’s Comments:</text:span></text:p>
        </text:list-item>
        <text:list-item>
          <text:p text:style-name="P19"><text:span text:style-name="T13">technically a file that sets View element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2" meta:word-count="412" meta:character-count="2477" meta:non-whitespace-character-count="2134"/>
    <meta:generator>LibreOfficeDev/5.1.0.3$Linux_X86_64 LibreOffice_project/</meta:generator>
  </office:meta>
</office:document-meta>
</file>